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78cm"/>
    </style:style>
    <style:style style:name="co3" style:family="table-column">
      <style:table-column-properties fo:break-before="auto" style:column-width="11.08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4</text:p>
          </table:table-cell>
          <table:table-cell office:value-type="string">
            <text:p>Day 3</text:p>
          </table:table-cell>
          <table:table-cell office:value-type="string">
            <text:p>Day 2</text:p>
          </table:table-cell>
          <table:table-cell office:value-type="string">
            <text:p>Day1</text:p>
          </table:table-cell>
          <table:table-cell office:value-type="string">
            <text:p>Kommenter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är sidan laddas skall en bakgrundsbild och en startmeny visa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 startmenyn ska varje knapp motsvara ett program som startas när ikonen klicka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arje fönster ska ha en knapp för att stänga, en titel, en ikon samt en statusbar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ya fönster ska vara förskjutna ner åt hög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önster ska gå att öppna igen efter att man har stängt de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formation om aktuell bild i statusraden då muspekaren först över tumnagel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ilder ska hämtas via AJAX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m Ajaxanropet dröjet ska användaren göras uppmärksam på dett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lla tumnagelbilder skall vara lika stor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lickar användaren på en tumnagelbild så ska bilden öppnas i ett nytt fönster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önstret ska ändra storlek så att bilden får pla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Ideal - Remaining effort in Ideal work hours</text:p>
          </table:table-cell>
          <table:table-cell table:formula="of:=SUM([.C2:.C12])" office:value-type="float" office:value="20">
            <text:p>20</text:p>
          </table:table-cell>
          <table:table-cell table:formula="of:=([.C13]-[.$C$13]/4)" office:value-type="float" office:value="15">
            <text:p>15</text:p>
          </table:table-cell>
          <table:table-cell table:formula="of:=([.D13]-[.$C$13]/4)" office:value-type="float" office:value="10">
            <text:p>10</text:p>
          </table:table-cell>
          <table:table-cell table:formula="of:=([.E13]-[.$C$13]/4)" office:value-type="float" office:value="5">
            <text:p>5</text:p>
          </table:table-cell>
          <table:table-cell table:formula="of:=([.F13]-[.$C$13]/4)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>
            <text:p>Actual – Remaining effort in Ideal work hours</text:p>
          </table:table-cell>
          <table:table-cell table:formula="of:=SUM([.C2:.C12])" office:value-type="float" office:value="20">
            <text:p>20</text:p>
          </table:table-cell>
          <table:table-cell table:formula="of:=SUM([.D2:.D12])" office:value-type="float" office:value="0">
            <text:p>0</text:p>
          </table:table-cell>
          <table:table-cell table:formula="of:=SUM([.E2:.E12])" office:value-type="float" office:value="0">
            <text:p>0</text:p>
          </table:table-cell>
          <table:table-cell table:formula="of:=SUM([.F2:.F12])" office:value-type="float" office:value="0">
            <text:p>0</text:p>
          </table:table-cell>
          <table:table-cell table:formula="of:=SUM([.G2:.G12])" office:value-type="float" office:value="0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04:31:29.80</meta:creation-date>
    <dc:date>2014-01-06T07:15:43.50</dc:date>
    <meta:editing-duration>PT33M25S</meta:editing-duration>
    <meta:editing-cycles>3</meta:editing-cycles>
    <meta:generator>LibreOffice/4.0.6.2$Windows_x86 LibreOffice_project/2e2573268451a50806fcd60ae2d9fe01dd0ce24</meta:generator>
    <meta:document-statistic meta:table-count="1" meta:cell-count="53" meta:object-count="0"/>
  </office:meta>
</office:document-meta>
</file>